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78cm" svg:height="1.027cm" draw:transform="rotate (-1.62420340190592) translate (6.95625332401701cm 3.0781328331483cm)" svg:viewBox="0 0 4579 1028" svg:d="M323 1028c240-5 1092-181 2208-218 1117-35 1530-23 2038-150 79-48-320-703-481-658-279 78-752 165-1661 192-909 30-2017 96-2299 141-283 47-43 700 195 693z">
          <text:p/>
        </draw:path>
        <draw:path draw:style-name="gr1" draw:text-style-name="P1" draw:layer="layout" svg:width="4.745cm" svg:height="2.914cm" draw:transform="skewX (-0.000174532925199432) rotate (-1.55247036964896) translate (6.11979190983298cm 3.27400540367419cm)" svg:viewBox="0 0 4746 2915" svg:d="M189 2795c411 25 1143 54 2443 114 1300 61 2218-353 2105-1373s-327-1226-408-1400c-80-174-801-209-758 63 142 301 327 645 392 1272 65 628-710 833-1673 811-963-24-1863-165-2153-194-184-19-198 691 52 707z">
          <text:p/>
        </draw:path>
        <draw:path draw:style-name="gr1" draw:text-style-name="P1" draw:layer="layout" svg:width="0.903cm" svg:height="0.661cm" draw:transform="skewX (0.00244346095279204) rotate (-2.1556561591382) translate (4.16264033261701cm 3.407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1cm" draw:transform="rotate (-2.15757602131539) translate (6.74265777377cm 3.199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6.621824440437cm 6.95444843716568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cm" draw:transform="skewX (0.00122173047639595) rotate (-2.15652882376419) translate (6.868873638209cm 7.2141954926457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1.188cm" svg:height="1.68cm" draw:transform="skewX (0.000698131700797678) rotate (-0.386415896391545) translate (4.154479955772cm 1.1364093638744cm)" svg:viewBox="0 0 1189 1681" svg:d="M1189 231c-14 217-347 1111-888 1438-165 101-429-443-229-661 200-219 458-766 472-927 15-161 659-67 645 150z">
          <text:p/>
        </draw:path>
        <draw:path draw:style-name="gr1" draw:text-style-name="P1" draw:layer="layout" svg:width="0.835cm" svg:height="0.55cm" draw:transform="rotate (-2.1561797579138) translate (4.352987634736cm 2.2188409679315cm)" svg:viewBox="0 0 836 551" svg:d="M434 549c171-16 339-143 390-250 50-109-64-201-193-255-130-52-268-66-432 3-162 69-262 182-153 322 109 138 217 195 388 180z">
          <text:p/>
        </draw:path>
        <draw:path draw:style-name="gr2" draw:text-style-name="P1" draw:layer="layout" svg:width="1.34cm" svg:height="1.567cm" draw:transform="rotate (0.724486172502846) translate (4.55071468623cm 1.8313608742842cm)" svg:viewBox="0 0 1341 1568" svg:d="M0 245c-3 172 126 829 562 1268 203 183 932-128 750-331-417-464-427-971-434-1122-6-152-875 13-878 185z">
          <text:p/>
        </draw:path>
        <draw:path draw:style-name="gr1" draw:text-style-name="P1" draw:layer="layout" svg:width="0.902cm" svg:height="0.661cm" draw:transform="rotate (-2.15687788961459) translate (5.42645781206598cm 1.4106281084624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835cm" svg:height="0.55cm" draw:transform="rotate (-2.15705242253979) translate (6.59816917510399cm 2.012561342396cm)" svg:viewBox="0 0 836 551" svg:d="M434 549c171-16 339-143 390-251 50-108-64-201-193-254-130-52-269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21:59:25.385000000</dc:date>
    <meta:editing-duration>PT2M55S</meta:editing-duration>
    <meta:editing-cycles>3</meta:editing-cycles>
    <meta:generator>LibreOffice/24.2.4.2$Windows_X86_64 LibreOffice_project/51a6219feb6075d9a4c46691dcfe0cd9c4fff3c2</meta:generator>
    <meta:document-statistic meta:object-count="11"/>
  </office:meta>
</office:document-meta>
</file>